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officeooo:paragraph-rsid="0010cae1"/>
    </style:style>
    <style:style style:name="P4" style:family="paragraph" style:parent-style-name="Heading_20_3">
      <loext:graphic-properties draw:fill="solid" draw:fill-color="#333333" draw:opacity="100%"/>
      <style:paragraph-properties fo:margin-left="0cm" fo:margin-right="0cm" fo:margin-top="0.661cm" fo:margin-bottom="0.238cm" loext:contextual-spacing="false" fo:orphans="2" fo:widows="2" fo:text-indent="0cm" style:auto-text-indent="false" fo:background-color="#333333" fo:padding="0cm" fo:border="none"/>
      <style:text-properties fo:font-variant="normal" fo:text-transform="none" fo:color="#ffffff" style:font-name="Helvetica" fo:font-size="12pt" fo:letter-spacing="normal" fo:font-style="normal" fo:font-weight="normal" fo:background-color="#fffffe" loext:padding="0cm" loext:border="none"/>
    </style:style>
    <style:style style:name="P5"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6" style:family="paragraph" style:parent-style-name="Text_20_body">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style>
    <style:style style:name="P7"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ce181e"/>
    </style:style>
    <style:style style:name="T2" style:family="text">
      <style:text-properties fo:color="#ff0000"/>
    </style:style>
    <style:style style:name="T3" style:family="text">
      <style:text-properties officeooo:rsid="0010cae1"/>
    </style:style>
    <style:style style:name="T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rockingsoccer.com/lv/futbols/help/home/category-15/article-62" text:style-name="Internet_20_link" text:visited-style-name="Visited_20_Internet_20_Link">https://rockingsoccer.com/lv/futbols/help/home/category-15/article-62</text:a></text:h>
      <text:h text:style-name="P1" text:outline-level="1">Padomi un triki: Stadions un fani ir svarīgi!</text:h>
      <text:h text:style-name="P2" text:outline-level="3">Palielini savus ienākumus</text:h>
      <text:p text:style-name="P5">Nauda ir būtiska. Tā ir nepieciešama, lai attīstītu kluba infrastruktūru. Lielāki ienākumi palīdzēs ātrāk<text:span text:style-name="T1"> </text:span><text:span text:style-name="T1"><office:annotation office:name="__Annotation__65_2893266819"><dc:creator>Unknown Author</dc:creator><dc:date>2018-11-09T11:14:59.908000000</dc:date><text:p text:style-name="P8"><text:span text:style-name="T4">tikt</text:span></text:p></office:annotation></text:span><text:span text:style-name="T1">tiek</text:span><office:annotation-end office:name="__Annotation__65_2893266819"/> pie jaunām celtnēm. Nauda noderēs arī jaunu spēlētāju iegādei.</text:p>
      <text:p text:style-name="P5">Stadions ar laiku kļūs par galveno ienākumu avotu, bet tam būs nepieciešams plašs fanu loks. Nekad nav par agru tam sākt pievērsties. Pirmajās trīs sezonās iegūsi bonusu, kas palīdzēs iegūt fanus ātrāk.</text:p>
      <text:h text:style-name="P2" text:outline-level="3">Fanu veikala attīstība</text:h>
      <text:p text:style-name="P5">Vienmēr attīsti savu fanu veikalu līdz maksimālajam līmenim. Tam nevar būt augstāks līmenis kā stadionam, bet (vismaz līdz 6 - 8 līmenim) ir <office:annotation office:name="__Annotation__67_2893266819"><dc:creator>Unknown Author</dc:creator><dc:date>2018-11-09T11:15:53.907000000</dc:date><text:p text:style-name="P7"><text:span text:style-name="T4">noteikti</text:span></text:p></office:annotation><text:span text:style-name="T2">noteikt</text:span><office:annotation-end office:name="__Annotation__67_2893266819"/> vērts to attīstīt.</text:p>
      <text:h text:style-name="P2" text:outline-level="3">Attīsti stadionu</text:h>
      <text:p text:style-name="P5">Vienmēr centies <office:annotation office:name="__Annotation__69_2893266819"><dc:creator>Unknown Author</dc:creator><dc:date>2018-11-09T11:16:19.427000000</dc:date><text:p text:style-name="P7"><text:span text:style-name="T4">attīstīt</text:span></text:p></office:annotation>attīstī<office:annotation-end office:name="__Annotation__69_2893266819"/> stadionu pēc iespējas ātrāk. To ir iespējams izdarīt, ja vismaz 4 no 5 pēdējām līgas spēlēm apmeklējuši 80% vai vairāk skatītāju. Nesatraucies, ja neizdodas piepildīt stadionu uzreiz pēc tā attīstīšanas. Fanu veikals noteikti palīdzēs piesaistīt skatītājus.</text:p>
      <text:h text:style-name="P2" text:outline-level="3">Optimizācija</text:h>
      <text:p text:style-name="P5">Skaties savas mājas spēles tiešraidē, lai iegūtu 20% skatītāju bonusu. Tas tev palīdzēs attīstīt stadionu ātrāk.</text:p>
      <text:p text:style-name="P5">Centies izpārdot biļetes uz spēli, lai straujāk iegūtu kluba popularitāt<text:span text:style-name="T3">i.</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1:04:23.737000000</meta:creation-date>
    <dc:date>2018-11-09T11:19:15.649000000</dc:date>
    <meta:editing-duration>PT14M51S</meta:editing-duration>
    <meta:editing-cycles>2</meta:editing-cycles>
    <meta:generator>LibreOffice/6.1.3.2$Windows_X86_64 LibreOffice_project/86daf60bf00efa86ad547e59e09d6bb77c699acb</meta:generator>
    <meta:document-statistic meta:table-count="0" meta:image-count="0" meta:object-count="0" meta:page-count="1" meta:paragraph-count="12" meta:word-count="166" meta:character-count="1198" meta:non-whitespace-character-count="1044"/>
  </office:meta>
</office:document-meta>
</file>